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svg:stroke-width="0.203cm" svg:stroke-color="#6666ff" draw:marker-start-width="0.812cm" draw:marker-end-width="0.812cm" draw:fill="none" draw:textarea-vertical-align="middle" fo:padding-top="0.226cm" fo:padding-bottom="0.226cm" fo:padding-left="0.351cm" fo:padding-right="0.351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254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ff3333"/>
    </style:style>
    <style:style style:name="P5" style:family="paragraph">
      <style:text-properties fo:color="#000000"/>
    </style:style>
    <style:style style:name="P6" style:family="paragraph">
      <style:text-properties fo:color="#ff3333" fo:font-size="20pt" style:font-size-asian="20pt" style:font-size-complex="20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ff3333" fo:font-size="48pt" style:font-size-asian="48pt" style:font-size-complex="48pt"/>
    </style:style>
    <style:style style:name="T7" style:family="text">
      <style:text-properties fo:color="#000000"/>
    </style:style>
    <style:style style:name="T8" style:family="text">
      <style:text-properties fo:color="#000000" fo:font-size="48pt" style:font-size-asian="48pt" style:font-size-complex="48pt"/>
    </style:style>
    <style:style style:name="T9" style:family="text">
      <style:text-properties fo:color="#ff3333" fo:font-size="20pt" style:font-size-asian="20pt" style:font-size-complex="20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368cm" svg:height="2.148cm" svg:x="2.032cm" svg:y="3.81cm">
          <draw:text-box>
            <text:p xml:id="id10" text:id="id10"><text:span text:style-name="T1">G = { f1 <text:s text:c="2"/>f2 <text:s text:c="3"/>f3 <text:s text:c="3"/>f4 } <text:s/></text:span></text:p>
          </draw:text-box>
        </draw:frame>
        <draw:frame draw:style-name="gr2" draw:text-style-name="P2" xml:id="id1" draw:id="id1" draw:layer="layout" svg:width="13.49cm" svg:height="1.204cm" svg:x="5.588cm" svg:y="8.702cm">
          <draw:text-box>
            <text:p><text:span text:style-name="T2">(f1,f3) <text:s/>(f2,f3) <text:s/>(f1,f4) <text:s/>(f2,f4) <text:s/>(f3,f4)</text:span></text:p>
          </draw:text-box>
        </draw:frame>
        <draw:frame draw:style-name="gr2" xml:id="id3" draw:id="id3" draw:layer="layout" svg:width="3.922cm" svg:height="0.962cm" svg:x="3.302cm" svg:y="11.43cm">
          <draw:text-box>
            <text:p><text:span text:style-name="T3">Spoly</text:span>(f1,f2) </text:p>
          </draw:text-box>
        </draw:frame>
        <draw:polyline draw:style-name="gr3" draw:text-style-name="P3" xml:id="id4" draw:id="id4" draw:layer="layout" svg:width="2.031cm" svg:height="0cm" svg:x="6.858cm" svg:y="11.938cm" svg:viewBox="0 0 2032 0" draw:points="0,0 2032,0">
          <text:p/>
        </draw:polyline>
        <draw:frame draw:style-name="gr2" xml:id="id5" draw:id="id5" draw:layer="layout" svg:width="0.997cm" svg:height="0.962cm" svg:x="7.225cm" svg:y="10.922cm">
          <draw:text-box>
            <text:p>G</text:p>
          </draw:text-box>
        </draw:frame>
        <draw:frame draw:style-name="gr2" xml:id="id6" draw:id="id6" draw:layer="layout" svg:width="0.875cm" svg:height="0.962cm" svg:x="8.523cm" svg:y="11.684cm">
          <draw:text-box>
            <text:p>+</text:p>
          </draw:text-box>
        </draw:frame>
        <draw:frame draw:style-name="gr2" draw:text-style-name="P4" xml:id="id7" draw:id="id7" draw:layer="layout" svg:width="1.031cm" svg:height="0.962cm" svg:x="9.129cm" svg:y="11.43cm">
          <draw:text-box>
            <text:p><text:span text:style-name="T4">f5</text:span></text:p>
          </draw:text-box>
        </draw:frame>
        <draw:frame draw:style-name="gr2" draw:text-style-name="P2" draw:layer="layout" svg:width="11.034cm" svg:height="1.204cm" svg:x="2.936cm" svg:y="9.906cm">
          <draw:text-box>
            <text:p xml:id="id8" text:id="id8"><text:span text:style-name="T2">(f1,</text:span><text:span text:style-name="T5">f5</text:span><text:span text:style-name="T2">) <text:s/>(f2,</text:span><text:span text:style-name="T5">f5</text:span><text:span text:style-name="T2">) <text:s/>(f3,</text:span><text:span text:style-name="T5">f5</text:span><text:span text:style-name="T2">) <text:s/>(f4,</text:span><text:span text:style-name="T5">f5</text:span><text:span text:style-name="T2">) </text:span></text:p>
          </draw:text-box>
        </draw:frame>
        <draw:frame draw:style-name="gr2" draw:text-style-name="P2" xml:id="id2" draw:id="id2" draw:layer="layout" svg:width="2.72cm" svg:height="1.204cm" svg:x="2.936cm" svg:y="8.702cm">
          <draw:text-box>
            <text:p><text:span text:style-name="T2">(f1,f2)</text:span></text:p>
          </draw:text-box>
        </draw:frame>
        <draw:polyline draw:style-name="gr4" draw:text-style-name="P3" xml:id="id9" draw:id="id9" draw:layer="layout" svg:width="2.651cm" svg:height="0.761cm" svg:x="2.936cm" svg:y="8.89cm" svg:viewBox="0 0 2652 762" draw:points="0,0 2652,762">
          <text:p/>
        </draw:polyline>
        <draw:frame draw:style-name="gr1" draw:text-style-name="P1" draw:layer="layout" svg:width="23.368cm" svg:height="2.148cm" svg:x="2.032cm" svg:y="3.832cm">
          <draw:text-box>
            <text:p xml:id="id11" text:id="id11"><text:span text:style-name="T1">G = { f1 <text:s text:c="2"/>f2 <text:s text:c="3"/>f3 <text:s text:c="3"/>f4 <text:s text:c="3"/></text:span><text:span text:style-name="T6">f5</text:span><text:span text:style-name="T1">} <text:s/></text:span></text:p>
          </draw:text-box>
        </draw:frame>
        <draw:frame draw:style-name="gr2" xml:id="id12" draw:id="id12" draw:layer="layout" svg:width="3.922cm" svg:height="0.962cm" svg:x="3.302cm" svg:y="13.008cm">
          <draw:text-box>
            <text:p><text:span text:style-name="T3">Spoly</text:span>(f1,f3) </text:p>
          </draw:text-box>
        </draw:frame>
        <draw:polyline draw:style-name="gr3" draw:text-style-name="P3" xml:id="id13" draw:id="id13" draw:layer="layout" svg:width="2.031cm" svg:height="0cm" svg:x="6.858cm" svg:y="13.516cm" svg:viewBox="0 0 2032 0" draw:points="0,0 2032,0">
          <text:p/>
        </draw:polyline>
        <draw:frame draw:style-name="gr2" xml:id="id14" draw:id="id14" draw:layer="layout" svg:width="0.997cm" svg:height="0.962cm" svg:x="7.225cm" svg:y="12.5cm">
          <draw:text-box>
            <text:p>G</text:p>
          </draw:text-box>
        </draw:frame>
        <draw:frame draw:style-name="gr2" xml:id="id15" draw:id="id15" draw:layer="layout" svg:width="0.875cm" svg:height="0.962cm" svg:x="8.523cm" svg:y="13.262cm">
          <draw:text-box>
            <text:p>+</text:p>
          </draw:text-box>
        </draw:frame>
        <draw:frame draw:style-name="gr2" draw:text-style-name="P5" xml:id="id16" draw:id="id16" draw:layer="layout" svg:width="0.853cm" svg:height="0.962cm" svg:x="9.129cm" svg:y="13.008cm">
          <draw:text-box>
            <text:p><text:span text:style-name="T7">0</text:span></text:p>
          </draw:text-box>
        </draw:frame>
        <draw:polyline draw:style-name="gr4" draw:text-style-name="P3" xml:id="id17" draw:id="id17" draw:layer="layout" svg:width="2.651cm" svg:height="0.761cm" svg:x="5.656cm" svg:y="8.89cm" svg:viewBox="0 0 2652 762" draw:points="0,0 2652,762">
          <text:p/>
        </draw:polyline>
        <draw:frame draw:style-name="gr2" xml:id="id18" draw:id="id18" draw:layer="layout" svg:width="6.175cm" svg:height="0.962cm" svg:x="3.556cm" svg:y="14.278cm">
          <draw:text-box>
            <text:p><text:s/>… with 0 remainder</text:p>
          </draw:text-box>
        </draw:frame>
        <draw:polyline draw:style-name="gr4" draw:text-style-name="P3" xml:id="id19" draw:id="id19" draw:layer="layout" svg:width="2.651cm" svg:height="0.761cm" svg:x="8.27cm" svg:y="8.89cm" svg:viewBox="0 0 2652 762" draw:points="0,0 2652,762">
          <text:p/>
        </draw:polyline>
        <draw:polyline draw:style-name="gr4" draw:text-style-name="P3" xml:id="id20" draw:id="id20" draw:layer="layout" svg:width="2.651cm" svg:height="0.761cm" svg:x="11.024cm" svg:y="8.992cm" svg:viewBox="0 0 2652 762" draw:points="0,0 2652,762">
          <text:p/>
        </draw:polyline>
        <draw:polyline draw:style-name="gr4" draw:text-style-name="P3" xml:id="id21" draw:id="id21" draw:layer="layout" svg:width="2.651cm" svg:height="0.761cm" svg:x="13.744cm" svg:y="8.992cm" svg:viewBox="0 0 2652 762" draw:points="0,0 2652,762">
          <text:p/>
        </draw:polyline>
        <draw:polyline draw:style-name="gr4" draw:text-style-name="P3" xml:id="id22" draw:id="id22" draw:layer="layout" svg:width="2.651cm" svg:height="0.761cm" svg:x="16.358cm" svg:y="8.992cm" svg:viewBox="0 0 2652 762" draw:points="0,0 2652,762">
          <text:p/>
        </draw:polyline>
        <draw:polyline draw:style-name="gr4" draw:text-style-name="P3" xml:id="id23" draw:id="id23" draw:layer="layout" svg:width="2.651cm" svg:height="0.761cm" svg:x="2.936cm" svg:y="10.16cm" svg:viewBox="0 0 2652 762" draw:points="0,0 2652,762">
          <text:p/>
        </draw:polyline>
        <draw:frame draw:style-name="gr2" xml:id="id24" draw:id="id24" draw:layer="layout" svg:width="3.922cm" svg:height="0.962cm" svg:x="3.302cm" svg:y="15.802cm">
          <draw:text-box>
            <text:p><text:span text:style-name="T3">Spoly</text:span>(f2,f5) </text:p>
          </draw:text-box>
        </draw:frame>
        <draw:polyline draw:style-name="gr3" draw:text-style-name="P3" xml:id="id25" draw:id="id25" draw:layer="layout" svg:width="2.031cm" svg:height="0cm" svg:x="6.858cm" svg:y="16.31cm" svg:viewBox="0 0 2032 0" draw:points="0,0 2032,0">
          <text:p/>
        </draw:polyline>
        <draw:frame draw:style-name="gr2" xml:id="id26" draw:id="id26" draw:layer="layout" svg:width="0.997cm" svg:height="0.962cm" svg:x="7.225cm" svg:y="15.294cm">
          <draw:text-box>
            <text:p>G</text:p>
          </draw:text-box>
        </draw:frame>
        <draw:frame draw:style-name="gr2" xml:id="id27" draw:id="id27" draw:layer="layout" svg:width="0.875cm" svg:height="0.962cm" svg:x="8.523cm" svg:y="16.056cm">
          <draw:text-box>
            <text:p>+</text:p>
          </draw:text-box>
        </draw:frame>
        <draw:frame draw:style-name="gr2" draw:text-style-name="P4" xml:id="id28" draw:id="id28" draw:layer="layout" svg:width="1.031cm" svg:height="0.962cm" svg:x="9.129cm" svg:y="15.802cm">
          <draw:text-box>
            <text:p><text:span text:style-name="T4">f6</text:span></text:p>
          </draw:text-box>
        </draw:frame>
        <draw:polyline draw:style-name="gr4" draw:text-style-name="P3" xml:id="id29" draw:id="id29" draw:layer="layout" svg:width="2.651cm" svg:height="0.761cm" svg:x="5.73cm" svg:y="10.16cm" svg:viewBox="0 0 2652 762" draw:points="0,0 2652,762">
          <text:p/>
        </draw:polyline>
        <draw:frame draw:style-name="gr2" draw:text-style-name="P2" draw:layer="layout" svg:width="13.726cm" svg:height="1.204cm" svg:x="13.716cm" svg:y="9.906cm">
          <draw:text-box>
            <text:p xml:id="id30" text:id="id30"><text:span text:style-name="T2">(f1,</text:span><text:span text:style-name="T5">f6</text:span><text:span text:style-name="T2">) <text:s/>(f2,</text:span><text:span text:style-name="T5">f6</text:span><text:span text:style-name="T2">) <text:s/>(f3,</text:span><text:span text:style-name="T5">f6</text:span><text:span text:style-name="T2">) <text:s/>(f4,</text:span><text:span text:style-name="T5">f6</text:span><text:span text:style-name="T2">) <text:s/>(f5,</text:span><text:span text:style-name="T5">f6</text:span><text:span text:style-name="T2">) </text:span></text:p>
          </draw:text-box>
        </draw:frame>
        <draw:frame draw:style-name="gr2" draw:layer="layout" svg:width="9.24cm" svg:height="0.962cm" svg:x="3.477cm" svg:y="17.072cm">
          <draw:text-box>
            <text:p xml:id="id32" text:id="id32"><text:s/>… with 0 remainder till the end</text:p>
          </draw:text-box>
        </draw:frame>
        <draw:polyline draw:style-name="gr4" draw:text-style-name="P3" xml:id="id33" draw:id="id33" draw:layer="layout" svg:width="18.795cm" svg:height="0.253cm" svg:x="8.382cm" svg:y="10.414cm" svg:viewBox="0 0 18796 254" draw:points="0,0 18796,254">
          <text:p/>
        </draw:polyline>
        <draw:frame draw:style-name="gr1" draw:text-style-name="P1" draw:layer="layout" svg:width="23.368cm" svg:height="2.148cm" svg:x="2.032cm" svg:y="3.832cm">
          <draw:text-box>
            <text:p xml:id="id31" text:id="id31"><text:span text:style-name="T1">G = { f1 <text:s text:c="2"/>f2 <text:s text:c="3"/>f3 <text:s text:c="3"/>f4 <text:s text:c="3"/></text:span><text:span text:style-name="T8">f5</text:span><text:span text:style-name="T6"> <text:s text:c="3"/>f6</text:span><text:span text:style-name="T1">} <text:s/></text:span></text:p>
          </draw:text-box>
        </draw:frame>
        <draw:frame draw:style-name="gr5" draw:layer="layout" svg:width="0.001cm" svg:height="1.195cm" svg:x="-1.016cm" svg:y="18.54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 presentation:group-id="0">
                  <anim:transitionFilter smil:dur="0.5s" smil:targetElement="id10" anim:sub-item="text" smil:type="slideWipe" smil:subtype="fromBottom" smil:mode="out"/>
                  <anim:set smil:begin="0.499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7" smil:attributeName="visibility" smil:to="visible"/>
                  <anim:animate smil:dur="1s" smil:fill="hold" smil:targetElement="id17" smil:attributeName="width" smil:values="width*0.70;width" smil:keyTimes="0;1"/>
                  <anim:animate smil:dur="1s" smil:fill="hold" smil:targetElement="id17" smil:attributeName="height" smil:values="height;height" smil:keyTimes="0;1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3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5">
                  <anim:set smil:begin="0s" smil:dur="0.001s" smil:fill="hold" smil:targetElement="id1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6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layer="layout" svg:width="3.922cm" svg:height="0.962cm" svg:x="1.524cm" svg:y="2.794cm">
          <draw:text-box>
            <text:p xml:id="id34" text:id="id34"><text:span text:style-name="T3">Spoly</text:span>(f1,f2) </text:p>
          </draw:text-box>
        </draw:frame>
        <draw:polyline draw:style-name="gr3" draw:text-style-name="P3" xml:id="id40" draw:id="id40" draw:layer="layout" svg:width="2.031cm" svg:height="0cm" svg:x="5.08cm" svg:y="3.302cm" svg:viewBox="0 0 2032 0" draw:points="0,0 2032,0">
          <text:p/>
        </draw:polyline>
        <draw:frame draw:style-name="gr2" xml:id="id41" draw:id="id41" draw:layer="layout" svg:width="1.031cm" svg:height="0.962cm" svg:x="5.447cm" svg:y="2.286cm">
          <draw:text-box>
            <text:p>f2</text:p>
          </draw:text-box>
        </draw:frame>
        <draw:frame draw:style-name="gr2" draw:text-style-name="P5" xml:id="id42" draw:id="id42" draw:layer="layout" svg:width="1.205cm" svg:height="0.962cm" svg:x="7.177cm" svg:y="2.848cm">
          <draw:text-box>
            <text:p><text:span text:style-name="T7">h1</text:span></text:p>
          </draw:text-box>
        </draw:frame>
        <draw:polyline draw:style-name="gr3" draw:text-style-name="P3" xml:id="id47" draw:id="id47" draw:layer="layout" svg:width="2.031cm" svg:height="0cm" svg:x="8.382cm" svg:y="3.302cm" svg:viewBox="0 0 2032 0" draw:points="0,0 2032,0">
          <text:p/>
        </draw:polyline>
        <draw:frame draw:style-name="gr2" xml:id="id48" draw:id="id48" draw:layer="layout" svg:width="1.031cm" svg:height="0.962cm" svg:x="8.749cm" svg:y="2.286cm">
          <draw:text-box>
            <text:p>f3</text:p>
          </draw:text-box>
        </draw:frame>
        <draw:frame draw:style-name="gr2" draw:text-style-name="P5" xml:id="id49" draw:id="id49" draw:layer="layout" svg:width="1.031cm" svg:height="0.962cm" svg:x="10.479cm" svg:y="2.848cm">
          <draw:text-box>
            <text:p><text:span text:style-name="T7">f6</text:span></text:p>
          </draw:text-box>
        </draw:frame>
        <draw:frame draw:style-name="gr2" draw:text-style-name="P2" draw:layer="layout" svg:width="8.905cm" svg:height="1.204cm" svg:x="1.524cm" svg:y="1.27cm">
          <draw:text-box>
            <text:p><text:span text:style-name="T2">Init set: f1, f2, f3, f4, f5</text:span></text:p>
          </draw:text-box>
        </draw:frame>
        <draw:polyline draw:style-name="gr7" draw:text-style-name="P3" xml:id="id35" draw:id="id35" draw:layer="layout" svg:width="2.031cm" svg:height="1.523cm" svg:x="15.733cm" svg:y="5.642cm" svg:viewBox="0 0 2032 1524" draw:points="2032,0 0,1524">
          <text:p/>
        </draw:polyline>
        <draw:polyline draw:style-name="gr7" draw:text-style-name="P3" xml:id="id36" draw:id="id36" draw:layer="layout" svg:width="2.031cm" svg:height="1.269cm" svg:x="15.733cm" svg:y="7.42cm" svg:viewBox="0 0 2032 1270" draw:points="0,0 2032,1270">
          <text:p/>
        </draw:polyline>
        <draw:custom-shape draw:style-name="gr8" draw:text-style-name="P3" xml:id="id37" draw:id="id37" draw:layer="layout" svg:width="0.254cm" svg:height="0.254cm" svg:x="15.559cm" svg:y="7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38" draw:id="id38" draw:layer="layout" svg:width="1.031cm" svg:height="0.962cm" svg:x="18.004cm" svg:y="4.934cm">
          <draw:text-box>
            <text:p>f1</text:p>
          </draw:text-box>
        </draw:frame>
        <draw:frame draw:style-name="gr2" xml:id="id39" draw:id="id39" draw:layer="layout" svg:width="1.031cm" svg:height="0.962cm" svg:x="18.019cm" svg:y="8.69cm">
          <draw:text-box>
            <text:p>f2</text:p>
          </draw:text-box>
        </draw:frame>
        <draw:polyline draw:style-name="gr7" draw:text-style-name="P3" xml:id="id43" draw:id="id43" draw:layer="layout" svg:width="1.842cm" svg:height="1.259cm" svg:x="13.716cm" svg:y="7.43cm" svg:viewBox="0 0 1843 1260" draw:points="1843,0 0,1260">
          <text:p/>
        </draw:polyline>
        <draw:polyline draw:style-name="gr7" draw:text-style-name="P3" xml:id="id45" draw:id="id45" draw:layer="layout" svg:width="1.762cm" svg:height="1.015cm" svg:x="13.815cm" svg:y="8.89cm" svg:viewBox="0 0 1763 1016" draw:points="0,0 1763,1016">
          <text:p/>
        </draw:polyline>
        <draw:frame draw:style-name="gr2" xml:id="id46" draw:id="id46" draw:layer="layout" svg:width="1.031cm" svg:height="0.962cm" svg:x="15.578cm" svg:y="9.906cm">
          <draw:text-box>
            <text:p>f2</text:p>
          </draw:text-box>
        </draw:frame>
        <draw:frame draw:style-name="gr2" xml:id="id54" draw:id="id54" draw:layer="layout" svg:width="3.922cm" svg:height="0.962cm" svg:x="1.524cm" svg:y="4.572cm">
          <draw:text-box>
            <text:p><text:span text:style-name="T3">Spoly</text:span>(f1,f3) </text:p>
          </draw:text-box>
        </draw:frame>
        <draw:polyline draw:style-name="gr3" draw:text-style-name="P3" xml:id="id55" draw:id="id55" draw:layer="layout" svg:width="2.031cm" svg:height="0cm" svg:x="5.08cm" svg:y="5.08cm" svg:viewBox="0 0 2032 0" draw:points="0,0 2032,0">
          <text:p/>
        </draw:polyline>
        <draw:frame draw:style-name="gr2" xml:id="id56" draw:id="id56" draw:layer="layout" svg:width="1.031cm" svg:height="0.962cm" svg:x="5.447cm" svg:y="4.064cm">
          <draw:text-box>
            <text:p>f4</text:p>
          </draw:text-box>
        </draw:frame>
        <draw:frame draw:style-name="gr2" draw:text-style-name="P5" xml:id="id57" draw:id="id57" draw:layer="layout" svg:width="1.205cm" svg:height="0.962cm" svg:x="7.177cm" svg:y="4.626cm">
          <draw:text-box>
            <text:p><text:span text:style-name="T7">h2</text:span></text:p>
          </draw:text-box>
        </draw:frame>
        <draw:polyline draw:style-name="gr3" draw:text-style-name="P3" xml:id="id58" draw:id="id58" draw:layer="layout" svg:width="2.031cm" svg:height="0cm" svg:x="8.382cm" svg:y="5.08cm" svg:viewBox="0 0 2032 0" draw:points="0,0 2032,0">
          <text:p/>
        </draw:polyline>
        <draw:frame draw:style-name="gr2" xml:id="id59" draw:id="id59" draw:layer="layout" svg:width="1.031cm" svg:height="0.962cm" svg:x="8.749cm" svg:y="4.064cm">
          <draw:text-box>
            <text:p>f5</text:p>
          </draw:text-box>
        </draw:frame>
        <draw:frame draw:style-name="gr2" draw:text-style-name="P5" xml:id="id60" draw:id="id60" draw:layer="layout" svg:width="0.853cm" svg:height="0.962cm" svg:x="10.479cm" svg:y="4.626cm">
          <draw:text-box>
            <text:p><text:span text:style-name="T7">0</text:span></text:p>
          </draw:text-box>
        </draw:frame>
        <draw:frame draw:style-name="gr2" xml:id="id61" draw:id="id61" draw:layer="layout" svg:width="3.922cm" svg:height="0.962cm" svg:x="1.524cm" svg:y="6.35cm">
          <draw:text-box>
            <text:p><text:span text:style-name="T3">Spoly</text:span>(f2,f5) </text:p>
          </draw:text-box>
        </draw:frame>
        <draw:polyline draw:style-name="gr3" draw:text-style-name="P3" xml:id="id62" draw:id="id62" draw:layer="layout" svg:width="2.031cm" svg:height="0cm" svg:x="5.08cm" svg:y="6.858cm" svg:viewBox="0 0 2032 0" draw:points="0,0 2032,0">
          <text:p/>
        </draw:polyline>
        <draw:frame draw:style-name="gr2" xml:id="id63" draw:id="id63" draw:layer="layout" svg:width="1.031cm" svg:height="0.962cm" svg:x="5.447cm" svg:y="5.842cm">
          <draw:text-box>
            <text:p>f3</text:p>
          </draw:text-box>
        </draw:frame>
        <draw:frame draw:style-name="gr2" draw:text-style-name="P5" xml:id="id64" draw:id="id64" draw:layer="layout" svg:width="1.031cm" svg:height="0.962cm" svg:x="7.177cm" svg:y="6.404cm">
          <draw:text-box>
            <text:p><text:span text:style-name="T7">f7</text:span></text:p>
          </draw:text-box>
        </draw:frame>
        <draw:polyline draw:style-name="gr7" draw:text-style-name="P3" xml:id="id65" draw:id="id65" draw:layer="layout" svg:width="2.031cm" svg:height="1.523cm" svg:x="13.193cm" svg:y="15.294cm" svg:viewBox="0 0 2032 1524" draw:points="2032,0 0,1524">
          <text:p/>
        </draw:polyline>
        <draw:polyline draw:style-name="gr7" draw:text-style-name="P3" xml:id="id66" draw:id="id66" draw:layer="layout" svg:width="2.031cm" svg:height="1.269cm" svg:x="13.193cm" svg:y="17.072cm" svg:viewBox="0 0 2032 1270" draw:points="0,0 2032,1270">
          <text:p/>
        </draw:polyline>
        <draw:custom-shape draw:style-name="gr8" draw:text-style-name="P3" xml:id="id67" draw:id="id67" draw:layer="layout" svg:width="0.254cm" svg:height="0.254cm" svg:x="13.019cm" svg:y="16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68" draw:id="id68" draw:layer="layout" svg:width="1.031cm" svg:height="0.962cm" svg:x="15.464cm" svg:y="14.586cm">
          <draw:text-box>
            <text:p>f2</text:p>
          </draw:text-box>
        </draw:frame>
        <draw:frame draw:style-name="gr2" xml:id="id69" draw:id="id69" draw:layer="layout" svg:width="1.031cm" svg:height="0.962cm" svg:x="15.479cm" svg:y="18.342cm">
          <draw:text-box>
            <text:p>f5</text:p>
          </draw:text-box>
        </draw:frame>
        <draw:frame draw:style-name="gr2" xml:id="id70" draw:id="id70" draw:layer="layout" svg:width="1.031cm" svg:height="0.962cm" svg:x="10.145cm" svg:y="18.081cm">
          <draw:text-box>
            <text:p>f7</text:p>
          </draw:text-box>
        </draw:frame>
        <draw:polyline draw:style-name="gr7" draw:text-style-name="P3" xml:id="id71" draw:id="id71" draw:layer="layout" svg:width="1.842cm" svg:height="1.259cm" svg:x="11.176cm" svg:y="17.082cm" svg:viewBox="0 0 1843 1260" draw:points="1843,0 0,1260">
          <text:p/>
        </draw:polyline>
        <draw:polyline draw:style-name="gr7" draw:text-style-name="P3" xml:id="id72" draw:id="id72" draw:layer="layout" svg:width="1.762cm" svg:height="1.015cm" svg:x="11.176cm" svg:y="18.85cm" svg:viewBox="0 0 1763 1016" draw:points="0,0 1763,1016">
          <text:p/>
        </draw:polyline>
        <draw:frame draw:style-name="gr2" xml:id="id73" draw:id="id73" draw:layer="layout" svg:width="1.031cm" svg:height="0.962cm" svg:x="12.939cm" svg:y="19.866cm">
          <draw:text-box>
            <text:p>f3</text:p>
          </draw:text-box>
        </draw:frame>
        <draw:custom-shape draw:style-name="gr8" draw:text-style-name="P3" xml:id="id44" draw:id="id44" draw:layer="layout" svg:width="0.254cm" svg:height="0.254cm" svg:x="13.561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50" draw:id="id50" draw:layer="layout" svg:width="1.031cm" svg:height="0.962cm" svg:x="10.145cm" svg:y="10.668cm">
          <draw:text-box>
            <text:p>f6</text:p>
          </draw:text-box>
        </draw:frame>
        <draw:polyline draw:style-name="gr7" draw:text-style-name="P3" xml:id="id51" draw:id="id51" draw:layer="layout" svg:width="1.762cm" svg:height="1.015cm" svg:x="11.176cm" svg:y="11.437cm" svg:viewBox="0 0 1763 1016" draw:points="0,0 1763,1016">
          <text:p/>
        </draw:polyline>
        <draw:frame draw:style-name="gr2" xml:id="id52" draw:id="id52" draw:layer="layout" svg:width="1.031cm" svg:height="0.962cm" svg:x="12.939cm" svg:y="12.453cm">
          <draw:text-box>
            <text:p>f3</text:p>
          </draw:text-box>
        </draw:frame>
        <draw:polyline draw:style-name="gr7" draw:text-style-name="P3" xml:id="id53" draw:id="id53" draw:layer="layout" svg:width="2.638cm" svg:height="1.735cm" svg:x="10.922cm" svg:y="8.932cm" svg:viewBox="0 0 2639 1736" draw:points="0,1736 2639,0">
          <text:p/>
        </draw:polyline>
        <draw:frame draw:style-name="gr2" draw:layer="layout" svg:width="5.002cm" svg:height="0.962cm" svg:x="1.524cm" svg:y="8.128cm">
          <draw:text-box>
            <text:p xml:id="id74" text:id="id74"><text:span text:style-name="T3">Spoly</text:span>(f6,f7) = 1 </text:p>
          </draw:text-box>
        </draw:frame>
        <draw:polyline draw:style-name="gr7" draw:text-style-name="P3" xml:id="id75" draw:id="id75" draw:layer="layout" svg:width="4.063cm" svg:height="2.793cm" svg:x="13.208cm" svg:y="11.43cm" svg:viewBox="0 0 4064 2794" draw:points="0,2794 4064,0">
          <text:p/>
        </draw:polyline>
        <draw:polyline draw:style-name="gr7" draw:text-style-name="P3" xml:id="id76" draw:id="id76" draw:layer="layout" svg:width="4.063cm" svg:height="3.047cm" svg:x="13.208cm" svg:y="14.986cm" svg:viewBox="0 0 4064 3048" draw:points="0,0 4064,3048">
          <text:p/>
        </draw:polyline>
        <draw:frame draw:style-name="gr2" draw:text-style-name="P6" xml:id="id77" draw:id="id77" draw:layer="layout" svg:width="1.37cm" svg:height="1.047cm" svg:x="12.192cm" svg:y="14.224cm">
          <draw:text-box>
            <text:p><text:span text:style-name="T9">“</text:span><text:span text:style-name="T9">1”</text:span></text:p>
          </draw:text-box>
        </draw:frame>
        <draw:frame draw:style-name="gr2" draw:layer="layout" svg:width="4.177cm" svg:height="1.673cm" svg:x="1.778cm" svg:y="10.414cm">
          <draw:text-box>
            <text:p xml:id="id78" text:id="id78">UNSAT core:</text:p>
            <text:p xml:id="id79" text:id="id79">f1, f2, f3, f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  <anim:animate smil:dur="1s" smil:fill="hold" smil:targetElement="id43" smil:attributeName="x" smil:values="x;x" smil:keyTimes="0;1"/>
                  <anim:animate smil:dur="1s" smil:fill="hold" smil:targetElement="id4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  <anim:animate smil:dur="1s" smil:fill="hold" smil:targetElement="id51" smil:attributeName="x" smil:values="x;x" smil:keyTimes="0;1"/>
                  <anim:animate smil:dur="1s" smil:fill="hold" smil:targetElement="id5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  <anim:animate smil:dur="1s" smil:fill="hold" smil:targetElement="id52" smil:attributeName="x" smil:values="x;x" smil:keyTimes="0;1"/>
                  <anim:animate smil:dur="1s" smil:fill="hold" smil:targetElement="id5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  <anim:animate smil:dur="1s" smil:fill="hold" smil:targetElement="id53" smil:attributeName="x" smil:values="x;x" smil:keyTimes="0;1"/>
                  <anim:animate smil:dur="1s" smil:fill="hold" smil:targetElement="id5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  <anim:animate smil:dur="1s" smil:fill="hold" smil:targetElement="id68" smil:attributeName="x" smil:values="x;x" smil:keyTimes="0;1"/>
                  <anim:animate smil:dur="1s" smil:fill="hold" smil:targetElement="id6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  <anim:animate smil:dur="1s" smil:fill="hold" smil:targetElement="id69" smil:attributeName="x" smil:values="x;x" smil:keyTimes="0;1"/>
                  <anim:animate smil:dur="1s" smil:fill="hold" smil:targetElement="id6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  <anim:animate smil:dur="1s" smil:fill="hold" smil:targetElement="id70" smil:attributeName="x" smil:values="x;x" smil:keyTimes="0;1"/>
                  <anim:animate smil:dur="1s" smil:fill="hold" smil:targetElement="id7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  <anim:animate smil:dur="1s" smil:fill="hold" smil:targetElement="id71" smil:attributeName="x" smil:values="x;x" smil:keyTimes="0;1"/>
                  <anim:animate smil:dur="1s" smil:fill="hold" smil:targetElement="id7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  <anim:animate smil:dur="1s" smil:fill="hold" smil:targetElement="id72" smil:attributeName="x" smil:values="x;x" smil:keyTimes="0;1"/>
                  <anim:animate smil:dur="1s" smil:fill="hold" smil:targetElement="id7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  <anim:animate smil:dur="1s" smil:fill="hold" smil:targetElement="id73" smil:attributeName="x" smil:values="x;x" smil:keyTimes="0;1"/>
                  <anim:animate smil:dur="1s" smil:fill="hold" smil:targetElement="id7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3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6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7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8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9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3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6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6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7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8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9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0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1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2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73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44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0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1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2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0 0  L 0.25 0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  <anim:animate smil:dur="1s" smil:fill="hold" smil:targetElement="id75" smil:attributeName="x" smil:values="x;x" smil:keyTimes="0;1"/>
                  <anim:animate smil:dur="1s" smil:fill="hold" smil:targetElement="id7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  <anim:animate smil:dur="1s" smil:fill="hold" smil:targetElement="id76" smil:attributeName="x" smil:values="x;x" smil:keyTimes="0;1"/>
                  <anim:animate smil:dur="1s" smil:fill="hold" smil:targetElement="id7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  <anim:animate smil:dur="1s" smil:fill="hold" smil:targetElement="id77" smil:attributeName="x" smil:values="x;x" smil:keyTimes="0;1"/>
                  <anim:animate smil:dur="1s" smil:fill="hold" smil:targetElement="id7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8" draw:text-style-name="P3" xml:id="id89" draw:id="id89" draw:layer="layout" svg:width="2.032cm" svg:height="2.032cm" svg:x="8.13cm" svg:y="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2.032cm" svg:height="2.032cm" svg:x="8.128cm" svg:y="1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1" draw:id="id81" draw:layer="layout" svg:width="2.032cm" svg:height="2.032cm" svg:x="10.922cm" svg:y="1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9.4cm" svg:height="1.673cm" svg:x="3.968cm" svg:y="1.883cm">
          <draw:text-box>
            <text:p><text:span text:style-name="T10">F = { <text:s text:c="4"/>f1 <text:s text:c="4"/>f2 <text:s text:c="4"/>f3 <text:s text:c="4"/>f4 <text:s text:c="4"/>f5 <text:s text:c="4"/>}</text:span></text:p>
          </draw:text-box>
        </draw:frame>
        <draw:line draw:style-name="gr7" draw:text-style-name="P3" xml:id="id82" draw:id="id82" draw:layer="layout" svg:x1="9.144cm" svg:y1="3.715cm" svg:x2="9.144cm" svg:y2="4.826cm">
          <text:p/>
        </draw:line>
        <draw:line draw:style-name="gr7" draw:text-style-name="P3" xml:id="id83" draw:id="id83" draw:layer="layout" svg:x1="11.938cm" svg:y1="3.71cm" svg:x2="11.938cm" svg:y2="4.826cm">
          <text:p/>
        </draw:line>
        <draw:line draw:style-name="gr7" draw:text-style-name="P3" xml:id="id84" draw:id="id84" draw:layer="layout" svg:x1="9.144cm" svg:y1="4.826cm" svg:x2="11.938cm" svg:y2="4.826cm">
          <text:p/>
        </draw:line>
        <draw:line draw:style-name="gr10" draw:text-style-name="P3" xml:id="id85" draw:id="id85" draw:layer="layout" svg:x1="10.568cm" svg:y1="4.826cm" svg:x2="10.568cm" svg:y2="6.096cm">
          <text:p/>
        </draw:line>
        <draw:frame draw:style-name="gr2" draw:text-style-name="P2" draw:layer="layout" svg:width="2.957cm" svg:height="1.204cm" svg:x="9.09cm" svg:y="6.096cm">
          <draw:text-box>
            <text:p xml:id="id86" text:id="id86"><text:span text:style-name="T2">(f1, f2)</text:span></text:p>
          </draw:text-box>
        </draw:frame>
        <draw:frame draw:style-name="gr2" draw:text-style-name="P2" draw:layer="layout" svg:width="2.957cm" svg:height="1.204cm" svg:x="3.963cm" svg:y="6.096cm">
          <draw:text-box>
            <text:p xml:id="id87" text:id="id87"><text:span text:style-name="T2">(f1, f3)</text:span></text:p>
          </draw:text-box>
        </draw:frame>
        <draw:frame draw:style-name="gr2" draw:text-style-name="P2" draw:layer="layout" svg:width="2.957cm" svg:height="1.204cm" svg:x="6.503cm" svg:y="6.096cm">
          <draw:text-box>
            <text:p xml:id="id88" text:id="id88"><text:span text:style-name="T2">(f2, f3)</text:span></text:p>
          </draw:text-box>
        </draw:frame>
        <draw:frame draw:style-name="gr2" draw:text-style-name="P2" draw:layer="layout" svg:width="2.957cm" svg:height="1.204cm" svg:x="9.043cm" svg:y="6.096cm">
          <draw:text-box>
            <text:p xml:id="id90" text:id="id90"><text:span text:style-name="T2">(f1, f4)</text:span></text:p>
          </draw:text-box>
        </draw:frame>
        <draw:frame draw:style-name="gr2" draw:text-style-name="P2" xml:id="id91" draw:id="id91" draw:layer="layout" svg:width="13.727cm" svg:height="1.204cm" svg:x="11.583cm" svg:y="6.096cm">
          <draw:text-box>
            <text:p><text:span text:style-name="T2">(f2, f4) (f3, f4) (f1, f5) (f2, f5) (f3, f5)</text:span></text:p>
          </draw:text-box>
        </draw:frame>
        <draw:frame draw:style-name="gr2" draw:text-style-name="P2" xml:id="id92" draw:id="id92" draw:layer="layout" svg:width="2.957cm" svg:height="1.204cm" svg:x="24.892cm" svg:y="6.096cm">
          <draw:text-box>
            <text:p><text:span text:style-name="T2">(f4, f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80" smil:attributeName="visibility" smil:to="visible"/>
                  <anim:transitionFilter smil:dur="2s" smil:targetElement="id80" smil:type="pinWheelWipe" smil:subtype="oneBlade"/>
                </anim:par>
                <anim:par smil:begin="0s" smil:fill="hold" presentation:node-type="with-previous" presentation:preset-class="entrance" presentation:preset-id="ooo-entrance-wheel" presentation:preset-sub-type="1">
                  <anim:set smil:begin="0s" smil:dur="0.001s" smil:fill="hold" smil:targetElement="id81" smil:attributeName="visibility" smil:to="visible"/>
                  <anim:transitionFilter smil:dur="2s" smil:targetElement="id81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slideWipe" smil:subtype="from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Bottom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 presentation:group-id="1">
                  <anim:animateMotion smil:dur="2s" smil:fill="hold" smil:targetElement="id86" anim:sub-item="text" svg:path="M-0.00138439849624059 0h-0.28230263157894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81" svg:path="M0.0100923048558391-3.64886420999634E-005l0.0870002275153747 0.0020381625441696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80" svg:path="M-0.0063524436090225 0h0.10177631578947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81" svg:path="M0.109019576114199 0h0.087675133485888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23" draw:display-name="Arrowheads 23" svg:viewBox="0 0 20 30" svg:d="M10 0l-10 30h20z"/>
    <draw:marker draw:name="Arrowheads_20_25" draw:display-name="Arrowheads 25" svg:viewBox="0 0 20 30" svg:d="M10 0l-10 30h20z"/>
    <draw:marker draw:name="Arrowheads_20_29" draw:display-name="Arrowheads 29" svg:viewBox="0 0 20 30" svg:d="M10 0l-10 30h20z"/>
    <draw:marker draw:name="Arrowheads_20_30" draw:display-name="Arrowheads 30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iaojun Sun</meta:initial-creator>
    <meta:creation-date>2016-12-12T02:53:39.712924075</meta:creation-date>
    <dc:date>2016-12-14T23:30:51.482228295</dc:date>
    <dc:creator>Xiaojun Sun</dc:creator>
    <meta:editing-duration>PT16M44S</meta:editing-duration>
    <meta:editing-cycles>4</meta:editing-cycles>
    <meta:generator>LibreOffice/4.2.3.3$Linux_x86 LibreOffice_project/420m0$Build-3</meta:generator>
    <meta:document-statistic meta:object-count="121"/>
  </office:meta>
</office:document-meta>
</file>